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2.833cm" style:rel-column-width="10922*"/>
    </style:style>
    <style:style style:name="Tabella1.A1" style:family="table-cell">
      <style:table-cell-properties fo:padding="0.097cm" fo:border-left="0.5pt solid #000000" fo:border-right="none" fo:border-top="0.5pt solid #000000" fo:border-bottom="0.5pt solid #000000"/>
    </style:style>
    <style:style style:name="Tabella1.F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F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15"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16"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17"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18"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19" style:family="paragraph" style:parent-style-name="Standard">
      <style:text-properties style:font-name="Liberation Serif" officeooo:paragraph-rsid="02147d8e"/>
    </style:style>
    <style:style style:name="P20"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21"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22"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23"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2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25"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2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2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2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29"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30"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3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32"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33"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34"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1faf2f2" officeooo:paragraph-rsid="01f37a3f" style:font-size-asian="12pt" style:font-weight-asian="normal" style:font-size-complex="12pt" style:font-weight-complex="normal"/>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6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6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7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71"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72"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73"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74"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75"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76"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77"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78"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79"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80"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81"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82"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8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8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8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8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8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88"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8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90"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91"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9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9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9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9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9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9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9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99"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0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584222" style:font-size-asian="12pt" style:font-style-asian="normal" style:font-weight-asian="normal" style:font-size-complex="12pt" style:font-weight-complex="bold" style:text-emphasize="none"/>
    </style:style>
    <style:style style:name="P10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0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03"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10" style:family="paragraph" style:parent-style-name="Standard">
      <style:text-properties style:font-name="Liberation Serif" fo:font-size="12pt" officeooo:rsid="021a5241" officeooo:paragraph-rsid="021a5241" style:font-size-asian="12pt" style:font-size-complex="12pt"/>
    </style:style>
    <style:style style:name="P111"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1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13" style:family="paragraph" style:parent-style-name="Table_20_Contents">
      <style:paragraph-properties fo:margin-top="0.101cm" fo:margin-bottom="0.101cm" style:contextual-spacing="false" fo:text-align="center" style:justify-single-word="false"/>
      <style:text-properties style:font-name="Liberation Serif" fo:font-size="12pt"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2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26"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27"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style:font-size-asian="11pt" style:font-style-asian="normal" style:font-weight-asian="normal" style:font-size-complex="11pt" style:text-emphasize="none"/>
    </style:style>
    <style:style style:name="T28"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officeooo:rsid="02147d8e" style:font-size-asian="11pt" style:font-style-asian="normal" style:font-weight-asian="normal" style:font-size-complex="11pt" style:text-emphasize="none"/>
    </style:style>
    <style:style style:name="T29"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officeooo:rsid="0215f072" style:font-size-asian="11pt" style:font-style-asian="normal" style:font-weight-asian="normal" style:font-size-complex="11pt" style:text-emphasize="none"/>
    </style:style>
    <style:style style:name="T30" style:family="text">
      <style:text-properties officeooo:rsid="004f87f1"/>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officeooo:rsid="00d6fad5"/>
    </style:style>
    <style:style style:name="T33" style:family="text">
      <style:text-properties officeooo:rsid="0175b890"/>
    </style:style>
    <style:style style:name="T34" style:family="text">
      <style:text-properties officeooo:rsid="01760dcd"/>
    </style:style>
    <style:style style:name="T35" style:family="text">
      <style:text-properties officeooo:rsid="0215ffcb"/>
    </style:style>
    <style:style style:name="T36" style:family="text">
      <style:text-properties officeooo:rsid="0219df14"/>
    </style:style>
    <style:style style:name="T37" style:family="text">
      <style:text-properties officeooo:rsid="021d5f03"/>
    </style:style>
    <style:style style:name="T38"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40"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41"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42"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43"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44"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45"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46"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47"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48"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49"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50"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51"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52"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53"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54"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55" style:family="text">
      <style:text-properties style:text-outline="false" style:text-line-through-style="none" style:text-line-through-type="none" fo:text-shadow="none" style:text-underline-style="none" style:font-style-asian="normal" style:font-weight-complex="bold" style:text-emphasize="none"/>
    </style:style>
    <style:style style:name="T56"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57"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58"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59"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60"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61" style:family="text">
      <style:text-properties officeooo:rsid="023763a4"/>
    </style:style>
    <style:style style:name="T62" style:family="text">
      <style:text-properties officeooo:rsid="023b787b"/>
    </style:style>
    <style:style style:name="T63" style:family="text">
      <style:text-properties officeooo:rsid="002a4289"/>
    </style:style>
    <style:style style:name="T64" style:family="text">
      <style:text-properties officeooo:rsid="0029d59f"/>
    </style:style>
    <style:style style:name="T65" style:family="text">
      <style:text-properties officeooo:rsid="0245e8a7"/>
    </style:style>
    <style:style style:name="T66" style:family="text">
      <style:text-properties officeooo:rsid="024cca5d"/>
    </style:style>
    <style:style style:name="T67" style:family="text">
      <style:text-properties officeooo:rsid="024e26c1"/>
    </style:style>
    <style:style style:name="T68" style:family="text">
      <style:text-properties fo:font-size="12pt" officeooo:rsid="00172d50" style:font-size-asian="12pt" style:font-size-complex="12pt"/>
    </style:style>
    <style:style style:name="T69" style:family="text">
      <style:text-properties fo:font-size="12pt" officeooo:rsid="0213e0fd" style:font-size-asian="12pt" style:font-size-complex="12pt"/>
    </style:style>
    <style:style style:name="T70" style:family="text">
      <style:text-properties fo:font-size="12pt" officeooo:rsid="001565e3" style:font-size-asian="12pt" style:font-size-complex="12pt"/>
    </style:style>
    <style:style style:name="T71" style:family="text">
      <style:text-properties officeooo:rsid="02514e73"/>
    </style:style>
    <style:style style:name="T72" style:family="text">
      <style:text-properties officeooo:rsid="025eb844"/>
    </style:style>
    <style:style style:name="T73" style:family="text">
      <style:text-properties officeooo:rsid="026139da"/>
    </style:style>
    <style:style style:name="T74" style:family="text">
      <style:text-properties officeooo:rsid="0263b5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36">Eastern Empire</text:span> Language</text:p>
      <text:p text:style-name="P14"/>
      <text:p text:style-name="P14"/>
      <text:p text:style-name="P14"/>
      <text:p text:style-name="P14"/>
      <text:p text:style-name="P14">Phonetic Rules:</text:p>
      <text:p text:style-name="P1"/>
      <text:p text:style-name="P19"><text:span text:style-name="T68">“</text:span><text:span text:style-name="T69">Not Romanized</text:span><text:span text:style-name="T68">” Vocals: <text:s text:c="2"/></text:span><text:span text:style-name="T70"><text:s text:c="2"/></text:span><text:span text:style-name="T27">ɛ </text:span><text:span text:style-name="T28">(open e)</text:span><text:span text:style-name="T27"> <text:s text:c="3"/>ə </text:span><text:span text:style-name="T28">(schwa) <text:s text:c="3"/>ɒ</text:span><text:span text:style-name="T29"> (open o)</text:span></text:p>
      <text:p text:style-name="P91"/>
      <text:p text:style-name="P10">Every Word <text:span text:style-name="T61">longer than 2 syllables, </text:span>must end with a vocal, <text:span text:style-name="T66">or the following consonants: s, d, t</text:span></text:p>
      <text:p text:style-name="P10"/>
      <text:p text:style-name="P11">No Word can start with “<text:span text:style-name="T62">h</text:span>”, “<text:span text:style-name="T62">y</text:span>” <text:span text:style-name="T62">or “w”</text:span> sound (voiceless glottal fricative)</text:p>
      <text:p text:style-name="P1"/>
      <text:p text:style-name="P2"><text:span text:style-name="T31">Stress</text:span>: </text:p>
      <text:p text:style-name="P2"/>
      <text:p text:style-name="P8">on the second to last syllable, unless the third to last syllable is long</text:p>
      <text:p text:style-name="P3">akat<text:span text:style-name="T15">ə</text:span> → <text:span text:style-name="T35">a</text:span>-<text:span text:style-name="T35">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0"/>
      <text:p text:style-name="P20"/>
      <text:p text:style-name="P20"/>
      <text:p text:style-name="P18"><text:span text:style-name="T7">D</text:span><text:span text:style-name="T2">ictionary:</text:span></text:p>
      <text:p text:style-name="P21"/>
      <text:p text:style-name="P4"><text:span text:style-name="T8">Pronouns</text:span><text:span text:style-name="T3">:</text:span></text:p>
      <text:p text:style-name="P23"/>
      <text:p text:style-name="P87">Personal Pronouns:</text:p>
      <text:p text:style-name="P23"/>
      <text:p text:style-name="P69"><text:span text:style-name="T38">ɛ</text:span><text:span text:style-name="T39">i<text:tab/><text:tab/>→<text:tab/>I/me</text:span></text:p>
      <text:p text:style-name="P73"><text:span text:style-name="T40">P</text:span><text:span text:style-name="T38">a<text:tab/><text:tab/>→<text:tab/>You </text:span><text:span text:style-name="T41">(Singular)</text:span></text:p>
      <text:p text:style-name="P75"><text:span text:style-name="T41">N</text:span><text:span text:style-name="T38">i<text:tab/><text:tab/>→<text:tab/>He</text:span></text:p>
      <text:p text:style-name="P75"><text:span text:style-name="T38">Nɛ<text:tab/><text:tab/>→<text:tab/></text:span><text:span text:style-name="T40">She</text:span></text:p>
      <text:p text:style-name="P78"><text:span text:style-name="T38">Do</text:span><text:span text:style-name="T42">i</text:span><text:span text:style-name="T38"><text:tab/><text:tab/>→<text:tab/>We/Us </text:span><text:span text:style-name="T42">(All Male or General)</text:span></text:p>
      <text:p text:style-name="P80"><text:span text:style-name="T38">Do</text:span><text:span text:style-name="T43"><text:tab/><text:tab/>→<text:tab/></text:span><text:span text:style-name="T38">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24">S</text:span><text:span text:style-name="T26">h</text:span><text:span text:style-name="T18">ə</text:span><text:span text:style-name="T24">h</text:span><text:span text:style-name="T25">a</text:span><text:span text:style-name="T24"><text:tab/></text:span><text:span text:style-name="T18"><text:tab/></text:span><text:span text:style-name="T17">→<text:tab/></text:span><text:span text:style-name="T19">They/Them</text:span></text:p>
      <text:p text:style-name="P47"/>
      <text:p text:style-name="P47"/>
      <text:p text:style-name="P87">Possessive Pronouns:</text:p>
      <text:p text:style-name="P87"/>
      <text:p text:style-name="P70"><text:span text:style-name="T38">ɛ</text:span><text:span text:style-name="T45">k</text:span><text:span text:style-name="T39">i<text:tab/><text:tab/>→<text:tab/></text:span><text:span text:style-name="T44">my/mine</text:span></text:p>
      <text:p text:style-name="P74"><text:span text:style-name="T45">P</text:span><text:span text:style-name="T38">a</text:span><text:span text:style-name="T45">i</text:span><text:span text:style-name="T38"><text:tab/><text:tab/>→<text:tab/></text:span><text:span text:style-name="T44">your/yours </text:span><text:span text:style-name="T38"><text:s/></text:span><text:span text:style-name="T41">(Singular)</text:span></text:p>
      <text:p text:style-name="P77"><text:span text:style-name="T41">N</text:span><text:span text:style-name="T38">ɛ<text:tab/><text:tab/>→<text:tab/></text:span><text:span text:style-name="T44">his</text:span></text:p>
      <text:p text:style-name="P76"><text:span text:style-name="T38">Nɛ</text:span><text:span text:style-name="T45">k</text:span><text:span text:style-name="T38"><text:tab/><text:tab/>→<text:tab/></text:span><text:span text:style-name="T44">her</text:span></text:p>
      <text:p text:style-name="P79"><text:span text:style-name="T38">Do<text:tab/><text:tab/>→<text:tab/></text:span><text:span text:style-name="T44">our</text:span><text:span text:style-name="T38"> </text:span><text:span text:style-name="T42">(All Male or General)</text:span></text:p>
      <text:p text:style-name="P81"><text:span text:style-name="T38">Do</text:span><text:span text:style-name="T45">k</text:span><text:span text:style-name="T43"><text:tab/><text:tab/>→<text:tab/></text:span><text:span text:style-name="T44">our</text:span><text:span text:style-name="T38">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46"><text:span text:style-name="T57">S</text:span><text:span text:style-name="T59">h</text:span><text:span text:style-name="T58">a</text:span><text:span text:style-name="T57"> </text:span><text:span text:style-name="T47"><text:tab/><text:tab/></text:span><text:span text:style-name="T48">→<text:tab/></text:span><text:span text:style-name="T46">their</text:span></text:p>
      <text:p text:style-name="P93"/>
      <text:p text:style-name="P22"/>
      <text:p text:style-name="P5"><text:soft-page-break/><text:span text:style-name="T8">Nouns</text:span><text:span text:style-name="T3">:</text:span></text:p>
      <text:p text:style-name="P34"/>
      <text:p text:style-name="P49">Here we will write all the basic Nouns, for their (eventual) conjugation, read the grammar section</text:p>
      <text:p text:style-name="P34"/>
      <text:p text:style-name="P86">Root Words:</text:p>
      <text:p text:style-name="P90"/>
      <text:p text:style-name="P92">macha<text:tab/><text:tab/>→<text:tab/>man (also used as person, in general)</text:p>
      <text:p text:style-name="P49">evi<text:tab/><text:tab/>→<text:tab/>child/son (only male)</text:p>
      <text:p text:style-name="P94">zhas<text:tab/><text:tab/>→<text:tab/>water</text:p>
      <text:p text:style-name="P95">dzhabe<text:tab/><text:tab/>→<text:tab/>mountain</text:p>
      <text:p text:style-name="P50"><text:span text:style-name="T50">t</text:span><text:span text:style-name="T51">ɒ</text:span><text:span text:style-name="T50">we<text:tab/><text:tab/>→<text:tab/></text:span><text:span text:style-name="T52">animal</text:span><text:span text:style-name="T49"><text:tab/></text:span></text:p>
      <text:p text:style-name="P51"><text:span text:style-name="T49">c</text:span><text:span text:style-name="T46">hakazhi<text:tab/><text:tab/>→<text:tab/></text:span><text:span text:style-name="T53">sea/</text:span><text:span text:style-name="T54">ocean</text:span></text:p>
      <text:p text:style-name="P52"><text:span text:style-name="T54">k</text:span><text:span text:style-name="T46">op</text:span><text:span text:style-name="T49">ɛ<text:tab/><text:tab/><text:tab/>→<text:tab/></text:span><text:span text:style-name="T46">head</text:span></text:p>
      <text:p text:style-name="P100">popis<text:tab/><text:tab/>→<text:tab/>love (intended as romantic)</text:p>
      <text:p text:style-name="P100">kias<text:tab/><text:tab/>→<text:tab/>love (intended as familiar)</text:p>
      <text:p text:style-name="P53">kelis<text:tab/><text:tab/>→<text:tab/>rock</text:p>
      <text:p text:style-name="P48"/>
      <text:p text:style-name="P86">Derived Words:</text:p>
      <text:p text:style-name="P33"/>
      <text:p text:style-name="P33"/>
      <text:p text:style-name="P68"><text:span text:style-name="T30">Numbers</text:span>:</text:p>
      <text:p text:style-name="P68"/>
      <text:p text:style-name="P83">Cardinal Numbers:</text:p>
      <text:p text:style-name="P109"/>
      <text:p text:style-name="P39"/>
      <text:p text:style-name="P31"><text:tab/></text:p>
      <text:p text:style-name="P84"><text:span text:style-name="T32">Ordinal</text:span> Numbers:</text:p>
      <text:p text:style-name="P28"/>
      <text:p text:style-name="P38"/>
      <text:p text:style-name="P37"/>
      <text:p text:style-name="P63"/>
      <text:p text:style-name="P57"/>
      <text:p text:style-name="P25"/>
      <text:p text:style-name="P7"><text:span text:style-name="T8">Verbs</text:span><text:span text:style-name="T3">:</text:span></text:p>
      <text:p text:style-name="P24"/>
      <text:p text:style-name="P106">Every verb here will be written in its base <text:span text:style-name="T73">impersonal</text:span> form, for the conjugation (in time and gender), read the grammar section.</text:p>
      <text:p text:style-name="P24"/>
      <text:p text:style-name="P85">Root Words:</text:p>
      <text:p text:style-name="P107"/>
      <text:p text:style-name="P108">saf<text:span text:style-name="T74">i</text:span><text:tab/><text:tab/>→<text:tab/>to be</text:p>
      <text:p text:style-name="P36"/>
      <text:p text:style-name="P35"/>
      <text:p text:style-name="P32"/>
      <text:p text:style-name="P85">Derived Words:</text:p>
      <text:p text:style-name="P40"/>
      <text:p text:style-name="P29"/>
      <text:p text:style-name="P29"/>
      <text:p text:style-name="P6"><text:span text:style-name="T9">Adjectives</text:span><text:span text:style-name="T3">:</text:span></text:p>
      <text:p text:style-name="P24"/>
      <text:p text:style-name="P59"/>
      <text:p text:style-name="P58"/>
      <text:p text:style-name="P56"><text:soft-page-break/></text:p>
      <text:p text:style-name="P26"/>
      <text:p text:style-name="P71">Adverbs <text:span text:style-name="T34">and </text:span><text:span text:style-name="T33">Prepositions</text:span>:</text:p>
      <text:p text:style-name="P71"/>
      <text:p text:style-name="P72"/>
      <text:p text:style-name="P24"/>
      <text:p text:style-name="P88">Syntax:</text:p>
      <text:p text:style-name="P82"/>
      <text:p text:style-name="P15"><text:span text:style-name="T13">Word Order: </text:span><text:span text:style-name="T2">Subject </text:span><text:span text:style-name="T14">Verb</text:span><text:span text:style-name="T2"> </text:span><text:span text:style-name="T14">Object</text:span></text:p>
      <text:p text:style-name="P27"/>
      <text:p text:style-name="P41">ESEMPIO DA FARE</text:p>
      <text:p text:style-name="P41"/>
      <text:p text:style-name="P42">Adjectives comes always after Nouns and before verbs, historically, this happens because the adjectives evolved from verbs</text:p>
      <text:p text:style-name="P42"/>
      <text:p text:style-name="P43">ESEMPIO DA FARE</text:p>
      <text:p text:style-name="P43"/>
      <text:p text:style-name="P44"><text:span text:style-name="T64">E</text:span><text:span text:style-name="T63">very time we talk about a Possessor and a Possessee, </text:span><text:span text:style-name="T65">we use “Possessive Pronouns”, described earlier </text:span></text:p>
      <text:p text:style-name="P45"/>
      <text:p text:style-name="P45"/>
      <text:p text:style-name="P30">Summary:</text:p>
      <text:list text:style-name="L1">
        <text:list-item>
          <text:p text:style-name="P102">Default Word Order: S <text:span text:style-name="T37">V O</text:span></text:p>
        </text:list-item>
        <text:list-item>
          <text:p text:style-name="P103">Noun – Adjective</text:p>
        </text:list-item>
      </text:list>
      <text:p text:style-name="P30"/>
      <text:p text:style-name="P30"/>
      <text:p text:style-name="P17"><text:span text:style-name="T12">Grammar</text:span><text:span text:style-name="T2">:</text:span></text:p>
      <text:p text:style-name="P89"/>
      <text:p text:style-name="P61">Every Word that is marked with EI<text:span text:style-name="T67">G</text:span> (Explained in <text:span text:style-name="T67">Grammar</text:span>) will be Explained here.</text:p>
      <text:p text:style-name="P61"/>
      <text:p text:style-name="P61"/>
      <text:p text:style-name="P65"><text:span text:style-name="T71">E</text:span>very “Genderazable” Noun is considered masculin in its base form, and is considered feminine if the -i <text:span text:style-name="T71">vocal </text:span>is added at the end of the word, <text:span text:style-name="T66">if the word already ends in -i, it becomes -</text:span><text:span text:style-name="T60">ɛ</text:span>.</text:p>
      <text:p text:style-name="P64"/>
      <text:p text:style-name="P64">Example:</text:p>
      <text:p text:style-name="P64"/>
      <text:p text:style-name="P66">macha<text:tab/>→<text:tab/>man (person)</text:p>
      <text:p text:style-name="P66">machi<text:tab/>→<text:tab/>woman</text:p>
      <text:p text:style-name="P66"/>
      <text:p text:style-name="P66">Another Example:</text:p>
      <text:p text:style-name="P64"/>
      <text:p text:style-name="P67">evi<text:tab/>→<text:tab/>child/son</text:p>
      <text:p text:style-name="P67">ev<text:span text:style-name="T56">ɛ<text:tab/>→<text:tab/></text:span><text:span text:style-name="T55">child/daughter</text:span></text:p>
      <text:p text:style-name="P96"/>
      <text:p text:style-name="P97">Every Word that expresses a countable thing (for example rock, person, etc…) becomes plural by adding the -s consonant at the end of the word, if the word already ends in -s, it becomes -sh</text:p>
      <text:p text:style-name="P97"/>
      <text:p text:style-name="P97">Example:</text:p>
      <text:p text:style-name="P97"/>
      <text:p text:style-name="P97">macha<text:tab/>→<text:tab/>man (person)</text:p>
      <text:p text:style-name="P97">machas<text:tab/>→<text:tab/>men (people)</text:p>
      <text:p text:style-name="P97"/>
      <text:p text:style-name="P97"><text:soft-page-break/></text:p>
      <text:p text:style-name="P97"/>
      <text:p text:style-name="P97"/>
      <text:p text:style-name="P94">Another Example:</text:p>
      <text:p text:style-name="P94"/>
      <text:p text:style-name="P98">kelis<text:tab/>→<text:tab/>rock</text:p>
      <text:p text:style-name="P98">kelish<text:tab/>→<text:tab/>rocks</text:p>
      <text:p text:style-name="P98"/>
      <text:p text:style-name="P105">Every Verb has a “base form” which is used to express the activity done at any time, for example, for the verb “to run” the base form will express the act of running in general, <text:span text:style-name="T72">here we have a table for conjugation of the verbs:</text:span></text:p>
      <text:p text:style-name="P105"/>
      <table:table table:name="Tabella1" table:style-name="Tabella1">
        <table:table-column table:style-name="Tabella1.A" table:number-columns-repeated="6"/>
        <table:table-row>
          <table:table-cell table:style-name="Tabella1.A1" office:value-type="string">
            <text:p text:style-name="P111"/>
          </table:table-cell>
          <table:table-cell table:style-name="Tabella1.A1" office:value-type="string">
            <text:p text:style-name="P111">Singular Masculine</text:p>
          </table:table-cell>
          <table:table-cell table:style-name="Tabella1.A1" office:value-type="string">
            <text:p text:style-name="P111">Plural Masculin</text:p>
          </table:table-cell>
          <table:table-cell table:style-name="Tabella1.A1" office:value-type="string">
            <text:p text:style-name="P111">Singular Feminine</text:p>
          </table:table-cell>
          <table:table-cell table:style-name="Tabella1.A1" office:value-type="string">
            <text:p text:style-name="P111">Plural Feminine</text:p>
          </table:table-cell>
          <table:table-cell table:style-name="Tabella1.F1" office:value-type="string">
            <text:p text:style-name="P111">Impersonal</text:p>
          </table:table-cell>
        </table:table-row>
        <table:table-row table:style-name="Tabella1.2">
          <table:table-cell table:style-name="Tabella1.A2" office:value-type="string">
            <text:p text:style-name="P111">Base Form</text:p>
          </table:table-cell>
          <table:table-cell table:style-name="Tabella1.A2" office:value-type="string">
            <text:p text:style-name="P113"><text:span text:style-name="T73">ki</text:span></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2">-</text:p>
          </table:table-cell>
        </table:table-row>
        <table:table-row table:style-name="Tabella1.3">
          <table:table-cell table:style-name="Tabella1.A2" office:value-type="string">
            <text:p text:style-name="P111">Present Simple</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style-name="Tabella1.4">
          <table:table-cell table:style-name="Tabella1.A2" office:value-type="string">
            <text:p text:style-name="P111">Present Perfect</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style-name="Tabella1.5">
          <table:table-cell table:style-name="Tabella1.A2" office:value-type="string">
            <text:p text:style-name="P111">Past Simple</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style-name="Tabella1.4">
          <table:table-cell table:style-name="Tabella1.A2" office:value-type="string">
            <text:p text:style-name="P111">Past Perfect</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style-name="Tabella1.7">
          <table:table-cell table:style-name="Tabella1.A2" office:value-type="string">
            <text:p text:style-name="P111">Future Simple</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style-name="Tabella1.5">
          <table:table-cell table:style-name="Tabella1.A2" office:value-type="string">
            <text:p text:style-name="P111">Future Perfect</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row>
          <table:table-cell table:style-name="Tabella1.A2" office:value-type="string">
            <text:p text:style-name="P111">Continuous Form</text:p>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A2" office:value-type="string">
            <text:p text:style-name="P113"/>
          </table:table-cell>
          <table:table-cell table:style-name="Tabella1.F2" office:value-type="string">
            <text:p text:style-name="P113"/>
          </table:table-cell>
        </table:table-row>
      </table:table>
      <text:p text:style-name="P105"/>
      <text:p text:style-name="P55"/>
      <text:p text:style-name="P16"><text:span text:style-name="T11">Culture</text:span><text:span text:style-name="T10">:</text:span></text:p>
      <text:p text:style-name="P54"/>
      <text:p text:style-name="P60">Every Word that is marked with EIC (Explained in Culture) will be Explained here</text:p>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2T12:03:54.278000000</dc:date>
    <meta:editing-duration>PT13H58M16S</meta:editing-duration>
    <meta:editing-cycles>541</meta:editing-cycles>
    <meta:generator>LibreOffice/7.6.1.2$Windows_X86_64 LibreOffice_project/f5defcebd022c5bc36bbb79be232cb6926d8f674</meta:generator>
    <meta:document-statistic meta:table-count="1" meta:image-count="0" meta:object-count="0" meta:page-count="4" meta:paragraph-count="99" meta:word-count="525" meta:character-count="2955" meta:non-whitespace-character-count="2483"/>
  </office:meta>
</office:document-meta>
</file>